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7900000133C8111B4E28B772C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adornments="Bold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svg:stroke-color="#ffffff" draw:fill-color="#ffffff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8.597cm"/>
      <style:paragraph-properties style:writing-mode="lr-tb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2.75cm" fo:min-width="29.25cm"/>
    </style:style>
    <style:style style:name="gr4" style:family="graphic" style:parent-style-name="standard">
      <style:graphic-properties draw:stroke="none" svg:stroke-color="#000000" draw:fill="none" draw:fill-color="#ffffff" fo:min-height="3.40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3.53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fo:font-size="25pt" style:font-size-asian="25pt" style:font-size-complex="25pt"/>
    </style:style>
    <style:style style:name="P3" style:family="paragraph">
      <loext:graphic-properties draw:fill="none" draw:fill-color="#ffffff"/>
      <style:text-properties fo:font-size="25pt" style:font-size-asian="25pt" style:font-size-complex="25pt"/>
    </style:style>
    <style:style style:name="P4" style:family="paragraph">
      <style:paragraph-properties fo:text-align="center"/>
      <style:text-properties fo:font-size="23pt" style:font-size-asian="23pt" style:font-size-complex="23pt"/>
    </style:style>
    <style:style style:name="P5" style:family="paragraph">
      <loext:graphic-properties draw:fill="none" draw:fill-color="#ffffff"/>
      <style:paragraph-properties fo:text-align="center"/>
      <style:text-properties fo:font-size="23pt" style:font-size-asian="23pt" style:font-size-complex="23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23pt" style:font-size-asian="23pt" style:font-size-complex="2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3.572cm" svg:height="8.631cm" svg:x="0.653cm" svg:y="0.51cm" svg:viewBox="0 0 13573 8632" svg:d="M0 143c437-47 867 67 1305 34 388-28 769-38 1169-69 396-31 765-34 1168 0 414 35 822 68 1237 35 436-34 868-124 1306-138 388-12 779 24 1168 0 386-23 758 38 1134 103 430 74 814-104 1237-34 372 62 765 88 1134 0 389-93 781-21 1168-69 473-59 797 383 962 756 163 368 311 744 413 1134 111 424 183 863 171 1306-10 367-45 735-103 1100-61 384-118 779-68 1168 57 443-27 894-241 1306-240 462-596 802-962 1134-310 281-703 559-1168 515-385-35-752-178-1134-206-366-27-730 55-1100 69-381 15-757 5-1134 34-420 32-824-140-1237-103-381 34-753 31-1134 69-388 39-781 29-1168 0-414-31-830 25-1237-35-413-61-730 157-1100 241-431 98-868 147-1305 137l-378-34z">
          <text:p/>
        </draw:path>
        <draw:frame draw:style-name="gr2" draw:text-style-name="P3" draw:layer="layout" svg:width="15cm" svg:height="8.847cm" svg:x="0.138cm" svg:y="0.784cm">
          <draw:text-box>
            <text:p text:style-name="P2"><text:span text:style-name="T1">ΠΗΡΕ ΛΙΓΟ ΠΑΡΑΠΑΝΩ ΔΟΥΛΕΙΑ ΓΙΑ ΝΑ ΧΤΙΣΤΕΙ, ΑΛΛΑ ΤΩΡΑ ΘΑ ΜΠΟΡΕΣΟΥΜΕ ΝΑ ΤΟ ΧΡΗΣΙΜΟΠΟΙΗΣΟΥΜΕ ΣΕ ΟΛΑ ΜΑΣ ΤΑ ΜΕΛΛΟΝΤΙΚΑ ΠΡΟΤΖΕΚΤ.</text:span></text:p>
          </draw:text-box>
        </draw:frame>
        <draw:path draw:style-name="gr1" draw:text-style-name="P1" draw:layer="layout" svg:width="14.208cm" svg:height="9.499cm" svg:x="16.115cm" svg:y="0.25cm" svg:viewBox="0 0 14209 9500" svg:d="M0 258c420-35 806-196 1237-214 399-16 770 121 1100 322 343 209 742 307 1134 356 383 49 777 58 1168-71 367-121 718-237 1134-214 418 23 819 51 1237 36 414-15 829-33 1237-107 363-66 733-41 1100-36 400 5 807 157 1202 72 375-81 754-35 1100-251 364-227 819-174 1168 0 370 185 871-39 962 643 58 435 342 815 413 1249 69 424-86 851-138 1285-50 420-168 785-172 1212-5 493-352 888-550 1320-189 413-442 822-481 1285-34 409-172 790-274 1177-121 462-599 567-963 571-450 5-895-76-1340-142-376-56-774 13-1134-108-389-130-746-195-1134-249-403-56-808 108-1202 214-384 103-790 121-1168 250-427 145-861 258-1306 285-414 25-796 14-1203 71-410 57-797 208-1203 250-447 47-894 20-1340 36l-378-72h-68z">
          <text:p/>
        </draw:path>
        <draw:frame draw:style-name="gr2" draw:text-style-name="P3" draw:layer="layout" svg:width="14.95cm" svg:height="8.847cm" svg:x="15.75cm" svg:y="0.75cm">
          <draw:text-box>
            <text:p text:style-name="P2"><text:span text:style-name="T1">ΑΣ ΜΗΝ ΤΟ ΠΑΡΑΣΚΕΦΤΟΥΜΕ. ΑΝ ΑΥΤΟΣ Ο ΚΩΔΙΚΑΣ ΧΡΗΣΙΜΟΠΟΙΕΙΤΑΙ ΤΟΣΟ ΜΑΚΡΥΑ ΣΤΟ ΜΕΛΛΟΝ ΘΑ ΕΧΟΥΜΕ ΜΕΓΑΛΥΤΕΡΑ ΠΡΟΒΛΗΜΑΤΑ.</text:span></text:p>
          </draw:text-box>
        </draw:frame>
        <draw:custom-shape draw:style-name="gr3" draw:text-style-name="P1" draw:layer="layout" svg:width="29.75cm" svg:height="3cm" svg:x="0.5cm" svg:y="21.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4.75cm" svg:height="3.656cm" svg:x="0cm" svg:y="21.291cm">
          <draw:text-box>
            <text:p text:style-name="P4"><text:span text:style-name="T2">ΠΩΣ ΝΑ ΕΞΑΣΦΑΛΙΣΕΙΣ ΟΤΙ Ο ΚΩΔΙΚΑΣ ΣΟΥ ΔΕΝ ΘΑ ΕΠΑΝΑΧΡΗΣΙΜΟΠΟΙΗΘΕΙ ΠΟΤΕ</text:span></text:p>
          </draw:text-box>
        </draw:frame>
        <draw:frame draw:style-name="gr5" draw:text-style-name="P7" draw:layer="layout" svg:width="15.2cm" svg:height="3.782cm" svg:x="15.535cm" svg:y="21.294cm">
          <draw:text-box>
            <text:p text:style-name="P6">ΠΩΣ ΝΑ ΕΞΑΣΦΑΛΙΣΕΙΣ ΟΤΙ Ο ΚΩΔΙΚΑΣ ΣΟΥ ΘΑ ΖΗΣΕΙ ΓΙΑ ΠΑΝΤΑ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adornments="Bold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17900000133C8111B4E28B772C1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omic Sans MS" fo:font-family="'Comic Sans MS'" style:font-style-name="Bold" style:font-family-generic="script" style:font-pitch="variable" fo:font-size="24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.7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2T15:22:19.741101074</meta:creation-date>
    <dc:date>2023-06-02T16:08:46.060097109</dc:date>
    <meta:editing-duration>PT5M17S</meta:editing-duration>
    <meta:editing-cycles>1</meta:editing-cycles>
    <meta:document-statistic meta:object-count="7"/>
    <meta:generator>LibreOffice/7.3.7.2$Linux_X86_64 LibreOffice_project/30$Build-2</meta:generator>
  </office:meta>
</office:document-meta>
</file>